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E800000084595F095BD3D19340.png" manifest:media-type="image/png"/>
  <manifest:file-entry manifest:full-path="Pictures/10000201000003E8000000AEE9E4E4DD8F8344E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2cm" fo:min-width="2.1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11cm" fo:min-width="0.56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5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39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2.0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Monaco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P6" style:family="paragraph">
      <style:text-properties style:text-position="0% 100%"/>
    </style:style>
    <style:style style:name="P7" style:family="paragraph">
      <loext:graphic-properties draw:fill="none" draw:fill-color="#ffffff"/>
      <style:text-properties style:text-position="0% 100%" style:font-name="Monaco" fo:font-size="12pt" style:font-size-asian="12pt" style:font-size-complex="12pt"/>
    </style:style>
    <style:style style:name="T1" style:family="text">
      <style:text-properties style:font-name="Monaco" fo:font-size="12pt" style:font-size-asian="12pt" style:font-size-complex="12pt"/>
    </style:style>
    <style:style style:name="T2" style:family="text">
      <style:text-properties style:text-position="-33% 58%" style:font-name="Monaco" fo:font-size="12pt" style:font-size-asian="12pt" style:font-size-complex="12pt"/>
    </style:style>
    <style:style style:name="T3" style:family="text">
      <style:text-properties style:text-position="0% 100%" style:font-name="Monac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58cm" svg:height="1.07cm" svg:x="8.662cm" svg:y="10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3" draw:id="id3" draw:layer="layout" svg:width="2.54cm" svg:height="0.432cm" draw:transform="rotate (1.5707963267949) translate (5.418cm 9.016cm)">
          <draw:image xlink:href="Pictures/10000201000003E8000000AEE9E4E4DD8F8344E8.png" xlink:type="simple" xlink:show="embed" xlink:actuate="onLoad">
            <text:p/>
          </draw:image>
        </draw:frame>
        <draw:frame draw:style-name="gr2" draw:text-style-name="P2" xml:id="id2" draw:id="id2" draw:layer="layout" svg:width="2.54cm" svg:height="0.33cm" draw:transform="rotate (-1.5707963267949) translate (5.799cm 2.52cm)">
          <draw:image xlink:href="Pictures/10000201000003E800000084595F095BD3D19340.png" xlink:type="simple" xlink:show="embed" xlink:actuate="onLoad">
            <text:p/>
          </draw:image>
        </draw:frame>
        <draw:custom-shape draw:style-name="gr3" draw:text-style-name="P4" xml:id="id1" draw:id="id1" draw:layer="layout" svg:width="1.499cm" svg:height="1.499cm" svg:x="1.378cm" svg:y="5.171cm">
          <text:p text:style-name="P3"><text:span text:style-name="T1">W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4" draw:text-style-name="P2" draw:layer="layout" svg:x1="5.226cm" svg:y1="10.997cm" svg:x2="6.041cm" svg:y2="10.997cm">
            <text:p/>
          </draw:line>
          <draw:line draw:style-name="gr4" draw:text-style-name="P2" draw:layer="layout" svg:x1="5.354cm" svg:y1="11.081cm" svg:x2="5.913cm" svg:y2="11.081cm">
            <text:p/>
          </draw:line>
          <draw:line draw:style-name="gr4" draw:text-style-name="P2" draw:layer="layout" svg:x1="5.481cm" svg:y1="11.181cm" svg:x2="5.786cm" svg:y2="11.181cm">
            <text:p/>
          </draw:line>
        </draw:g>
        <draw:connector draw:style-name="gr5" draw:text-style-name="P3" draw:layer="layout" svg:x1="2.128cm" svg:y1="5.171cm" svg:x2="5.634cm" svg:y2="2.52cm" draw:start-shape="id1" draw:start-glue-point="4" draw:end-shape="id2" draw:end-glue-point="3" svg:d="M2128 5171v-3151h3506v500" svg:viewBox="0 0 3507 3152">
          <text:p/>
        </draw:connector>
        <draw:connector draw:style-name="gr5" draw:text-style-name="P3" draw:layer="layout" svg:x1="2.128cm" svg:y1="6.67cm" svg:x2="5.634cm" svg:y2="9.016cm" draw:start-shape="id1" draw:start-glue-point="8" draw:end-shape="id3" draw:end-glue-point="3" svg:d="M2128 6670v2846h3506v-500" svg:viewBox="0 0 3507 2847">
          <text:p/>
        </draw:connector>
        <draw:connector draw:style-name="gr5" draw:text-style-name="P3" draw:layer="layout" svg:x1="5.633cm" svg:y1="10.997cm" svg:x2="5.634cm" svg:y2="9.016cm" draw:start-shape="id4" draw:start-glue-point="0" draw:end-shape="id3" draw:end-glue-point="3" svg:d="M5633 10997v-991h1v-990" svg:viewBox="0 0 2 1982">
          <text:p/>
        </draw:connector>
        <draw:connector draw:style-name="gr5" draw:text-style-name="P3" draw:layer="layout" svg:x1="5.634cm" svg:y1="5.06cm" svg:x2="5.634cm" svg:y2="6.476cm" draw:start-shape="id2" draw:start-glue-point="1" draw:end-shape="id3" draw:end-glue-point="1" svg:d="M5634 5060v1416" svg:viewBox="0 0 1 1417">
          <text:p/>
        </draw:connector>
        <draw:frame draw:style-name="gr6" draw:text-style-name="P5" draw:layer="layout" svg:width="0.756cm" svg:height="0.78cm" svg:x="5.845cm" svg:y="3.4cm">
          <draw:text-box>
            <text:p><text:span text:style-name="T1">M</text:span></text:p>
          </draw:text-box>
        </draw:frame>
        <draw:frame draw:style-name="gr7" draw:text-style-name="P5" draw:layer="layout" svg:width="1.006cm" svg:height="0.874cm" svg:x="5.845cm" svg:y="7.356cm">
          <draw:text-box>
            <text:p><text:span text:style-name="T1">R</text:span></text:p>
          </draw:text-box>
        </draw:frame>
        <draw:frame draw:style-name="gr8" draw:text-style-name="P5" draw:layer="layout" svg:width="1.052cm" svg:height="0.874cm" svg:x="8.024cm" svg:y="1.629cm">
          <draw:text-box>
            <text:p><text:span text:style-name="T1">V</text:span><text:span text:style-name="T2">1+</text:span></text:p>
          </draw:text-box>
        </draw:frame>
        <draw:line draw:style-name="gr9" draw:text-style-name="P2" draw:layer="layout" svg:x1="8.026cm" svg:y1="2.02cm" svg:x2="5.677cm" svg:y2="2.061cm">
          <text:p/>
        </draw:line>
        <draw:frame draw:style-name="gr8" draw:text-style-name="P5" draw:layer="layout" svg:width="1.052cm" svg:height="0.874cm" svg:x="8.26cm" svg:y="5.547cm">
          <draw:text-box>
            <text:p><text:span text:style-name="T1">V</text:span><text:span text:style-name="T2">2+</text:span></text:p>
          </draw:text-box>
        </draw:frame>
        <draw:line draw:style-name="gr9" draw:text-style-name="P2" draw:layer="layout" svg:x1="8.262cm" svg:y1="5.982cm" svg:x2="5.677cm" svg:y2="5.83cm">
          <text:p/>
        </draw:line>
        <draw:frame draw:style-name="gr10" draw:text-style-name="P5" draw:layer="layout" svg:width="2.576cm" svg:height="0.874cm" svg:x="8.741cm" svg:y="10.502cm">
          <draw:text-box>
            <text:p><text:span text:style-name="T1">I = V</text:span><text:span text:style-name="T2">2+</text:span><text:span text:style-name="T3">/R</text:span></text:p>
          </draw:text-box>
        </draw:frame>
        <draw:frame draw:style-name="gr8" draw:text-style-name="P7" draw:layer="layout" svg:width="2.788cm" svg:height="1.309cm" svg:x="8.825cm" svg:y="3.129cm">
          <draw:text-box>
            <text:p text:style-name="P6"><text:span text:style-name="T3">Selected</text:span></text:p>
            <text:p text:style-name="P6"><text:span text:style-name="T3">Memristor</text:span></text:p>
          </draw:text-box>
        </draw:frame>
        <draw:line draw:style-name="gr9" draw:text-style-name="P2" draw:layer="layout" svg:x1="8.827cm" svg:y1="3.72cm" svg:x2="6.478cm" svg:y2="3.761cm">
          <text:p/>
        </draw:line>
        <draw:frame draw:style-name="gr8" draw:text-style-name="P5" draw:layer="layout" svg:width="1.052cm" svg:height="0.874cm" svg:x="8.025cm" svg:y="1.629cm">
          <draw:text-box>
            <text:p><text:span text:style-name="T1">V</text:span><text:span text:style-name="T2">1+</text:span></text:p>
          </draw:text-box>
        </draw:frame>
        <draw:line draw:style-name="gr9" draw:text-style-name="P2" draw:layer="layout" svg:x1="8.027cm" svg:y1="2.02cm" svg:x2="5.678cm" svg:y2="2.061cm">
          <text:p/>
        </draw:line>
        <draw:frame draw:style-name="gr8" draw:text-style-name="P7" draw:layer="layout" svg:width="2.534cm" svg:height="1.309cm" svg:x="8.826cm" svg:y="7.13cm">
          <draw:text-box>
            <text:p text:style-name="P6"><text:span text:style-name="T3">Series</text:span></text:p>
            <text:p text:style-name="P6"><text:span text:style-name="T3">Resistor</text:span></text:p>
          </draw:text-box>
        </draw:frame>
        <draw:line draw:style-name="gr9" draw:text-style-name="P2" draw:layer="layout" svg:x1="8.828cm" svg:y1="7.721cm" svg:x2="6.479cm" svg:y2="7.762cm">
          <text:p/>
        </draw:line>
        <draw:line draw:style-name="gr9" draw:text-style-name="P2" draw:layer="layout" svg:x1="3.145cm" svg:y1="1.605cm" svg:x2="5.227cm" svg:y2="1.605cm">
          <text:p/>
        </draw:line>
        <draw:frame draw:style-name="gr8" draw:text-style-name="P5" draw:layer="layout" svg:width="0.896cm" svg:height="0.874cm" svg:x="2.509cm" svg:y="1.224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1:12:01.913710000</meta:creation-date>
    <meta:generator>LibreOffice/5.3.0.3$MacOSX_X86_64 LibreOffice_project/7074905676c47b82bbcfbea1aeefc84afe1c50e1</meta:generator>
    <dc:date>2017-02-22T14:11:21.134918000</dc:date>
    <meta:editing-duration>PT4H24M50S</meta:editing-duration>
    <meta:editing-cycles>14</meta:editing-cycles>
    <meta:document-statistic meta:object-count="27"/>
  </office:meta>
</office:document-meta>
</file>